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en" fo:country="US" fo:font-style="normal" fo:font-weight="normal" officeooo:rsid="001a1aa4" style:font-size-asian="12pt" style:font-style-asian="normal" style:font-weight-asian="normal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style:font-name="Liberation Serif1" fo:font-size="12pt" fo:language="en" fo:country="US" style:font-name-complex="Liberation Serif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68cm" fo:min-width="3.03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099cm" fo:min-width="2.27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164cm" fo:min-width="4.392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568cm" fo:min-width="2.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584cm" fo:min-width="3.14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6cm" fo:min-width="4.083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Фигура2" draw:style-name="gr1" draw:text-style-name="P3" svg:width="4.816cm" svg:height="0.9cm" svg:x="5.741cm" svg:y="2.884cm"><text:p text:style-name="P2">Ввод (a, b, c)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" draw:name="Фигура3" draw:style-name="gr2" draw:text-style-name="P3" svg:width="4.552cm" svg:height="2.197cm" svg:x="5.9cm" svg:y="4.551cm"><text:p text:style-name="P2">a=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Фигура3" draw:style-name="gr2" draw:text-style-name="P3" svg:width="4.552cm" svg:height="2.197cm" svg:x="2.011cm" svg:y="6.747cm"><text:p text:style-name="P2">b=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Фигура6" draw:style-name="gr3" draw:text-style-name="P4" svg:x1="5.919cm" svg:y1="5.648cm" svg:x2="4.279cm" svg:y2="5.674cm"><text:p/></draw:line><draw:frame text:anchor-type="paragraph" draw:z-index="4" draw:name="Фигура7" draw:style-name="gr4" draw:text-style-name="P5" svg:width="1.059cm" svg:height="0.689cm" svg:x="4.808cm" svg:y="5.145cm"><draw:text-box><text:p>да</text:p></draw:text-box></draw:frame><draw:custom-shape text:anchor-type="paragraph" draw:z-index="5" draw:name="Фигура3" draw:style-name="gr2" draw:text-style-name="P3" svg:width="4.552cm" svg:height="2.197cm" svg:x="-0.794cm" svg:y="8.811cm"><text:p text:style-name="P2">c=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Фигура8" draw:style-name="gr3" draw:text-style-name="P4" svg:x1="1.978cm" svg:y1="7.897cm" svg:x2="1.528cm" svg:y2="7.897cm"><text:p/></draw:line><draw:frame text:anchor-type="paragraph" draw:z-index="7" draw:name="Фигура7" draw:style-name="gr4" draw:text-style-name="P5" svg:width="1.059cm" svg:height="0.689cm" svg:x="1.528cm" svg:y="7.447cm"><draw:text-box><text:p>да</text:p></draw:text-box></draw:frame><draw:frame text:anchor-type="paragraph" draw:z-index="8" draw:name="Фигура7" draw:style-name="gr4" draw:text-style-name="P5" svg:width="1.059cm" svg:height="0.689cm" svg:x="1.66cm" svg:y="11.284cm"><draw:text-box><text:p>да</text:p></draw:text-box></draw:frame><draw:line text:anchor-type="paragraph" draw:z-index="9" draw:name="Фигура11" draw:style-name="gr3" draw:text-style-name="P4" svg:x1="3.771cm" svg:y1="9.934cm" svg:x2="5.734cm" svg:y2="9.934cm"><text:p/></draw:line><draw:frame text:anchor-type="paragraph" draw:z-index="10" draw:name="Фигура7" draw:style-name="gr4" draw:text-style-name="P5" svg:width="1.059cm" svg:height="0.689cm" svg:x="4.279cm" svg:y="9.484cm"><draw:text-box><text:p>нет</text:p></draw:text-box></draw:frame><draw:line text:anchor-type="paragraph" draw:z-index="11" draw:name="Фигура13" draw:style-name="gr3" draw:text-style-name="P4" svg:x1="6.528cm" svg:y1="7.897cm" svg:x2="7.666cm" svg:y2="7.897cm"><text:p/></draw:line><draw:custom-shape text:anchor-type="paragraph" draw:z-index="12" draw:name="Фигура10" draw:style-name="gr5" draw:text-style-name="P3" svg:width="4.393cm" svg:height="1.165cm" svg:x="6.059cm" svg:y="8.599cm"><text:p text:style-name="P2">X := -c/b</text:p><draw:enhanced-geometry svg:viewBox="0 0 21600 21600" draw:type="rectangle" draw:enhanced-path="M 0 0 L 21600 0 21600 21600 0 21600 0 0 Z N"/></draw:custom-shape><draw:frame text:anchor-type="paragraph" draw:z-index="13" draw:name="Фигура7" draw:style-name="gr4" draw:text-style-name="P5" svg:width="1.059cm" svg:height="0.689cm" svg:x="6.74cm" svg:y="7.447cm"><draw:text-box><text:p>нет</text:p></draw:text-box></draw:frame><draw:line text:anchor-type="paragraph" draw:z-index="14" draw:name="Фигура1" draw:style-name="gr3" draw:text-style-name="P4" svg:x1="10.47cm" svg:y1="5.622cm" svg:x2="14.783cm" svg:y2="5.622cm"><text:p/></draw:line><draw:custom-shape text:anchor-type="paragraph" draw:z-index="15" draw:name="Фигура10" draw:style-name="gr5" draw:text-style-name="P3" svg:width="4.393cm" svg:height="1.165cm" svg:x="12.435cm" svg:y="6.985cm"><text:p text:style-name="P2">D := b^2 - 4ac </text:p><draw:enhanced-geometry svg:viewBox="0 0 21600 21600" draw:type="rectangle" draw:enhanced-path="M 0 0 L 21600 0 21600 21600 0 21600 0 0 Z N"/></draw:custom-shape><draw:frame text:anchor-type="paragraph" draw:z-index="16" draw:name="Фигура7" draw:style-name="gr4" draw:text-style-name="P5" svg:width="1.059cm" svg:height="0.689cm" svg:x="11.82cm" svg:y="5.172cm"><draw:text-box><text:p>нет</text:p></draw:text-box></draw:frame><draw:custom-shape text:anchor-type="paragraph" draw:z-index="17" draw:name="Фигура3" draw:style-name="gr2" draw:text-style-name="P3" svg:width="4.552cm" svg:height="2.197cm" svg:x="12.515cm" svg:y="8.929cm"><text:p text:style-name="P2">D&gt;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8" draw:name="Фигура10" draw:style-name="gr5" draw:text-style-name="P3" svg:width="4.393cm" svg:height="1.165cm" svg:x="9.287cm" svg:y="11.88cm"><text:p text:style-name="P2">X1 := (-b +D^(½)) / 2a</text:p><text:p text:style-name="P2">X2 := (-b - D^(½)) / 2a</text:p><draw:enhanced-geometry svg:viewBox="0 0 21600 21600" draw:type="rectangle" draw:enhanced-path="M 0 0 L 21600 0 21600 21600 0 21600 0 0 Z N"/></draw:custom-shape><draw:line text:anchor-type="paragraph" draw:z-index="19" draw:name="Фигура1" draw:style-name="gr3" draw:text-style-name="P4" svg:x1="10.841cm" svg:y1="10.04cm" svg:x2="12.561cm" svg:y2="10.04cm"><text:p/></draw:line><draw:custom-shape text:anchor-type="paragraph" draw:z-index="20" draw:name="Фигура2" draw:style-name="gr1" draw:text-style-name="P3" svg:width="4.816cm" svg:height="0.9cm" svg:x="16.193cm" svg:y="14.208cm"><text:p text:style-name="P2">Вывод (<text:span text:style-name="T1">X ∈ </text:span><text:span text:style-name="T2">Ø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1" draw:name="Фигура2" draw:style-name="gr6" draw:text-style-name="P3" svg:width="4.605cm" svg:height="0.9cm" svg:x="6.006cm" svg:y="10.583cm"><text:p text:style-name="P2">Вывод (<text:span text:style-name="T1">X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2" draw:name="Фигура2" draw:style-name="gr1" draw:text-style-name="P3" svg:width="4.816cm" svg:height="0.9cm" svg:x="8.708cm" svg:y="14.182cm"><text:p text:style-name="P2">Вывод (<text:span text:style-name="T1">X1, X2</text:span><text:span text:style-name="T2">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3" draw:name="Фигура1" draw:style-name="gr3" draw:text-style-name="P4" svg:x1="17.111cm" svg:y1="10.04cm" svg:x2="18.445cm" svg:y2="10.04cm"><text:p/></draw:line><draw:custom-shape text:anchor-type="paragraph" draw:z-index="24" draw:name="Фигура3" draw:style-name="gr2" draw:text-style-name="P3" svg:width="4.552cm" svg:height="2.197cm" svg:x="16.193cm" svg:y="10.954cm"><text:p text:style-name="P2">D&lt;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25" draw:name="Фигура7" draw:style-name="gr4" draw:text-style-name="P5" svg:width="1.059cm" svg:height="0.689cm" svg:x="11.291cm" svg:y="9.59cm"><draw:text-box><text:p>да</text:p></draw:text-box></draw:frame><draw:frame text:anchor-type="paragraph" draw:z-index="26" draw:name="Фигура7" draw:style-name="gr4" draw:text-style-name="P5" svg:width="1.059cm" svg:height="0.689cm" svg:x="17.387cm" svg:y="9.59cm"><draw:text-box><text:p>нет</text:p></draw:text-box></draw:frame><draw:custom-shape text:anchor-type="paragraph" draw:z-index="27" draw:name="Фигура2" draw:style-name="gr7" draw:text-style-name="P3" svg:width="4.994cm" svg:height="0.927cm" svg:x="-1.138cm" svg:y="11.986cm"><text:p text:style-name="P2">Вывод (X ∈R)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8" draw:name="Фигура2" draw:style-name="gr1" draw:text-style-name="P3" svg:width="4.816cm" svg:height="0.9cm" svg:x="3.334cm" svg:y="11.986cm"><text:p text:style-name="P2">Вывод (<text:span text:style-name="T1">X ∈ </text:span><text:span text:style-name="T2">Ø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29" draw:name="Фигура7" draw:style-name="gr4" draw:text-style-name="P5" svg:width="1.059cm" svg:height="0.689cm" svg:x="18.673cm" svg:y="13.533cm"><draw:text-box><text:p>да</text:p></draw:text-box></draw:frame><draw:frame text:anchor-type="paragraph" draw:z-index="30" draw:name="Фигура7" draw:style-name="gr4" draw:text-style-name="P5" svg:width="1.059cm" svg:height="0.689cm" svg:x="20.773cm" svg:y="11.68cm"><draw:text-box><text:p>нет</text:p></draw:text-box></draw:frame><draw:line text:anchor-type="paragraph" draw:z-index="31" draw:name="Фигура1" draw:style-name="gr3" draw:text-style-name="P4" svg:x1="20.683cm" svg:y1="12.077cm" svg:x2="22.81cm" svg:y2="12.077cm"><text:p/></draw:line><draw:custom-shape text:anchor-type="paragraph" draw:z-index="32" draw:name="Фигура10" draw:style-name="gr5" draw:text-style-name="P3" svg:width="4.393cm" svg:height="1.165cm" svg:x="20.743cm" svg:y="12.753cm"><text:p text:style-name="P2">X := -b <text:s/>/ (2a)</text:p><draw:enhanced-geometry svg:viewBox="0 0 21600 21600" draw:type="rectangle" draw:enhanced-path="M 0 0 L 21600 0 21600 21600 0 21600 0 0 Z N"/></draw:custom-shape><draw:custom-shape text:anchor-type="paragraph" draw:z-index="33" draw:name="Фигура2" draw:style-name="gr6" draw:text-style-name="P3" svg:width="4.605cm" svg:height="0.9cm" svg:x="20.452cm" svg:y="14.446cm"><text:p text:style-name="P2">Вывод (<text:span text:style-name="T1">X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4" draw:name="Фигура18" draw:style-name="gr3" draw:text-style-name="P4" svg:x1="1.406cm" svg:y1="16.575cm" svg:x2="22.917cm" svg:y2="16.575cm"><text:p/></draw:line><draw:line text:anchor-type="paragraph" draw:z-index="35" draw:name="Фигура19" draw:style-name="gr8" draw:text-style-name="P4" svg:x1="1.528cm" svg:y1="7.897cm" svg:x2="1.528cm" svg:y2="8.85cm"><text:p/></draw:line><draw:line text:anchor-type="paragraph" draw:z-index="36" draw:name="Фигура19" draw:style-name="gr8" draw:text-style-name="P4" svg:x1="8.169cm" svg:y1="1.746cm" svg:x2="8.169cm" svg:y2="2.923cm"><text:p/></draw:line><draw:line text:anchor-type="paragraph" draw:z-index="37" draw:name="Фигура19" draw:style-name="gr8" draw:text-style-name="P4" svg:x1="10.904cm" svg:y1="13.044cm" svg:x2="10.904cm" svg:y2="14.221cm"><text:p/></draw:line><draw:line text:anchor-type="paragraph" draw:z-index="38" draw:name="Фигура19" draw:style-name="gr8" draw:text-style-name="P4" svg:x1="4.279cm" svg:y1="5.674cm" svg:x2="4.263cm" svg:y2="6.812cm"><text:p/></draw:line><draw:line text:anchor-type="paragraph" draw:z-index="39" draw:name="Фигура19" draw:style-name="gr8" draw:text-style-name="P4" svg:x1="8.169cm" svg:y1="3.822cm" svg:x2="8.169cm" svg:y2="4.536cm"><text:p/></draw:line><draw:line text:anchor-type="paragraph" draw:z-index="40" draw:name="Фигура19" draw:style-name="gr8" draw:text-style-name="P4" svg:x1="1.475cm" svg:y1="11.045cm" svg:x2="1.475cm" svg:y2="11.998cm"><text:p/></draw:line><draw:line text:anchor-type="paragraph" draw:z-index="41" draw:name="Фигура19" draw:style-name="gr8" draw:text-style-name="P4" svg:x1="5.734cm" svg:y1="9.934cm" svg:x2="5.745cm" svg:y2="11.971cm"><text:p/></draw:line><draw:line text:anchor-type="paragraph" draw:z-index="42" draw:name="Фигура19" draw:style-name="gr8" draw:text-style-name="P4" svg:x1="7.941cm" svg:y1="9.763cm" svg:x2="7.957cm" svg:y2="10.596cm"><text:p/></draw:line><draw:line text:anchor-type="paragraph" draw:z-index="43" draw:name="Фигура19" draw:style-name="gr8" draw:text-style-name="P4" svg:x1="14.783cm" svg:y1="5.622cm" svg:x2="14.794cm" svg:y2="7.051cm"><text:p/></draw:line><draw:line text:anchor-type="paragraph" draw:z-index="44" draw:name="Фигура19" draw:style-name="gr8" draw:text-style-name="P4" svg:x1="14.81cm" svg:y1="8.214cm" svg:x2="14.81cm" svg:y2="8.928cm"><text:p/></draw:line><draw:line text:anchor-type="paragraph" draw:z-index="45" draw:name="Фигура19" draw:style-name="gr8" draw:text-style-name="P4" svg:x1="7.666cm" svg:y1="7.897cm" svg:x2="7.666cm" svg:y2="8.691cm"><text:p/></draw:line><draw:line text:anchor-type="paragraph" draw:z-index="46" draw:name="Фигура19" draw:style-name="gr8" draw:text-style-name="P4" svg:x1="10.841cm" svg:y1="10.04cm" svg:x2="10.852cm" svg:y2="11.88cm"><text:p/></draw:line><draw:line text:anchor-type="paragraph" draw:z-index="47" draw:name="Фигура19" draw:style-name="gr8" draw:text-style-name="P4" svg:x1="22.906cm" svg:y1="13.956cm" svg:x2="22.917cm" svg:y2="14.432cm"><text:p/></draw:line><draw:line text:anchor-type="paragraph" draw:z-index="48" draw:name="Фигура19" draw:style-name="gr8" draw:text-style-name="P4" svg:x1="22.8cm" svg:y1="12.077cm" svg:x2="22.811cm" svg:y2="12.791cm"><text:p/></draw:line><draw:line text:anchor-type="paragraph" draw:z-index="49" draw:name="Фигура19" draw:style-name="gr8" draw:text-style-name="P4" svg:x1="18.434cm" svg:y1="10.04cm" svg:x2="18.445cm" svg:y2="10.966cm"><text:p/></draw:line><draw:line text:anchor-type="paragraph" draw:z-index="50" draw:name="Фигура19" draw:style-name="gr8" draw:text-style-name="P4" svg:x1="18.408cm" svg:y1="13.162cm" svg:x2="18.419cm" svg:y2="14.22cm"><text:p/></draw:line><draw:line text:anchor-type="paragraph" draw:z-index="51" draw:name="Фигура19" draw:style-name="gr8" draw:text-style-name="P4" svg:x1="9.465cm" svg:y1="16.575cm" svg:x2="9.465cm" svg:y2="17.263cm"><text:p/></draw:line><draw:line text:anchor-type="paragraph" draw:z-index="52" draw:name="Фигура4" draw:style-name="gr3" draw:text-style-name="P4" svg:x1="1.406cm" svg:y1="12.871cm" svg:x2="1.406cm" svg:y2="16.575cm"><text:p/></draw:line><draw:line text:anchor-type="paragraph" draw:z-index="53" draw:name="Фигура4" draw:style-name="gr3" draw:text-style-name="P4" svg:x1="5.692cm" svg:y1="12.871cm" svg:x2="5.692cm" svg:y2="16.575cm"><text:p/></draw:line><draw:line text:anchor-type="paragraph" draw:z-index="54" draw:name="Фигура4" draw:style-name="gr3" draw:text-style-name="P4" svg:x1="8.364cm" svg:y1="11.495cm" svg:x2="8.364cm" svg:y2="16.575cm"><text:p/></draw:line><draw:line text:anchor-type="paragraph" draw:z-index="55" draw:name="Фигура4" draw:style-name="gr3" draw:text-style-name="P4" svg:x1="10.799cm" svg:y1="15.12cm" svg:x2="10.799cm" svg:y2="16.575cm"><text:p/></draw:line><draw:line text:anchor-type="paragraph" draw:z-index="56" draw:name="Фигура4" draw:style-name="gr3" draw:text-style-name="P4" svg:x1="18.419cm" svg:y1="15.12cm" svg:x2="18.419cm" svg:y2="16.575cm"><text:p/></draw:line><draw:line text:anchor-type="paragraph" draw:z-index="57" draw:name="Фигура4" draw:style-name="gr3" draw:text-style-name="P4" svg:x1="22.916cm" svg:y1="15.332cm" svg:x2="22.916cm" svg:y2="16.576cm"><text:p/></draw:line><draw:custom-shape text:anchor-type="paragraph" draw:z-index="58" draw:name="Фигура5" draw:style-name="gr9" draw:text-style-name="P3" svg:width="4.525cm" svg:height="0.847cm" svg:x="5.98cm" svg:y="0.9cm"><text:p text:style-name="P2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9" draw:name="Фигура5" draw:style-name="gr9" draw:text-style-name="P3" svg:width="4.525cm" svg:height="0.847cm" svg:x="7.461cm" svg:y="17.224cm"><text:p text:style-name="P2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1:21:06.561000000</meta:creation-date>
    <dc:date>2020-09-19T16:25:05.810000000</dc:date>
    <meta:editing-duration>PT8M25S</meta:editing-duration>
    <meta:editing-cycles>3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